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17_11-41-52_000.jpg</text:p>
          </table:table-cell>
          <table:table-cell table:style-name="ce19" office:value-type="string">
            <text:p>:i FX / strategy / 過去３０本、１２本、６本；比重</text:p>
          </table:table-cell>
          <table:table-cell table:style-name="ce4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2]=&quot;&quot;;[.C2];CONCATENATE([.C2];&quot; / &quot;;[.E2]))" office:value-type="string" office:string-value=":i FX / strategy / 過去３０本、１２本、６本；比重">
            <text:p>:i FX / strategy / 過去３０本、１２本、６本；比重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17_12-09-29_000.jpg</text:p>
          </table:table-cell>
          <table:table-cell table:style-name="ce16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46142 E-139-34-49.050292</text:p>
          </table:table-cell>
          <table:table-cell table:style-name="ce3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17_15-52-46_000.jpg</text:p>
          </table:table-cell>
          <table:table-cell table:style-name="ce19" office:value-type="string">
            <text:p>:m RES 1*1 / free# JVEMV6 37#28_26.2 / 37. miscs of miscs / 28. anim.dessin / 26. 解剖 / theme=血管、筋肉：腕,notice=~,found=~ / N~</text:p>
          </table:table-cell>
          <table:table-cell table:style-name="ce38"/>
          <table:table-cell table:style-name="ce4"/>
          <table:table-cell table:style-name="ce4"/>
          <table:table-cell table:style-name="ce39" table:formula="of:=IF([.E4]=&quot;&quot;;[.C4];CONCATENATE([.C4];&quot; / &quot;;[.E4]))" office:value-type="string" office:string-value=":m RES 1*1 / free# JVEMV6 37#28_26.2 / 37. miscs of miscs / 28. anim.dessin / 26. 解剖 / theme=血管、筋肉：腕,notice=~,found=~ / N~">
            <text:p>:m RES 1*1 / free# JVEMV6 37#28_26.2 / 37. miscs of miscs / 28. anim.dessin / 26. 解剖 / theme=血管、筋肉：腕,notice=~,found=~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7_17-18-48_000.jpg</text:p>
          </table:table-cell>
          <table:table-cell table:style-name="ce19" office:value-type="string">
            <text:p>:m 食べた物　間食 / インスタントラーメン；袋入り：「昔ながらの」</text:p>
          </table:table-cell>
          <table:table-cell table:style-name="ce17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5]=&quot;&quot;;[.C5];CONCATENATE([.C5];&quot; / &quot;;[.E5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7_17-36-22_000.jpg</text:p>
          </table:table-cell>
          <table:table-cell table:style-name="ce19" office:value-type="string">
            <text:p>:m 東和 PHOTO / 200915tu / 田原町駅 / 元浅草４丁目プロジェクト / １名 / ホクシン設備（田名部組） / 日誌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6]=&quot;&quot;;[.C6];CONCATENATE([.C6];&quot; / &quot;;[.E6]))" office:value-type="string" office:string-value=":m 東和 PHOTO / 200915tu / 田原町駅 / 元浅草４丁目プロジェクト / １名 / ホクシン設備（田名部組） / 日誌">
            <text:p>:m 東和 PHOTO / 200915tu / 田原町駅 / 元浅草４丁目プロジェクト / １名 / ホクシン設備（田名部組） / 日誌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7_20-44-50_000.jpg</text:p>
          </table:table-cell>
          <table:table-cell table:style-name="ce22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7_23-05-29_000.jpg</text:p>
          </table:table-cell>
          <table:table-cell table:style-name="ce22" office:value-type="string">
            <text:p>:PHOTO 記録 / @自室 / 酒：焼酎 / 飲み終わり</text:p>
          </table:table-cell>
          <table:table-cell table:style-name="ce17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8]=&quot;&quot;;[.C8];CONCATENATE([.C8];&quot; / &quot;;[.E8]))" office:value-type="string" office:string-value=":PHOTO 記録 / @自室 / 酒：焼酎 / 飲み終わり">
            <text:p>:PHOTO 記録 / @自室 / 酒：焼酎 / 飲み終わり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7_23-07-55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7_23-29-37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7_23-57-39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8_07-16-14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9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17_13-23-32_000.mp4</text:p>
          </table:table-cell>
          <table:table-cell table:style-name="ce8" office:value-type="string">
            <text:p>-*</text:p>
          </table:table-cell>
          <table:table-cell table:style-name="ce18"/>
          <table:table-cell table:style-name="ce4"/>
          <table:table-cell table:style-name="ce4"/>
          <table:table-cell table:style-name="ce39" table:formula="of:=IF([.E13]=&quot;&quot;;[.C13];CONCATENATE([.C13];&quot; / &quot;;[.E13]))" office:value-type="string" office:string-value="-*">
            <text:p>-*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7_13-31-29_000.mp4</text:p>
          </table:table-cell>
          <table:table-cell table:style-name="ce8" office:value-type="string">
            <text:p>:VIDEO / @自室 / 記録 / knoten / 実演,perform / n-2020-0917-1 / knot=halbmastwurfsicherung(HMS):feuerwehr,R=1,for=how-to-tie;untie</text:p>
          </table:table-cell>
          <table:table-cell table:style-name="ce19"/>
          <table:table-cell table:style-name="ce4"/>
          <table:table-cell table:style-name="ce4"/>
          <table:table-cell table:style-name="ce39" table:formula="of:=IF([.E14]=&quot;&quot;;[.C14];CONCATENATE([.C14];&quot; / &quot;;[.E14]))" office:value-type="string" office:string-value=":VIDEO / @自室 / 記録 / knoten / 実演,perform / n-2020-0917-1 / knot=halbmastwurfsicherung(HMS):feuerwehr,R=1,for=how-to-tie;untie">
            <text:p>:VIDEO / @自室 / 記録 / knoten / 実演,perform / n-2020-0917-1 / knot=halbmastwurfsicherung(HMS):feuerwehr,R=1,for=how-to-tie;untie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7_16-09-25_000.mp4</text:p>
          </table:table-cell>
          <table:table-cell table:style-name="ce8" office:value-type="string">
            <text:p>:VIDEO / @自室 / 記録 / massage,acupuncture / 実演,perform / n-2020-0917-1 / loc=右手：手首：第１中手骨：根元</text:p>
          </table:table-cell>
          <table:table-cell table:style-name="ce17"/>
          <table:table-cell table:style-name="ce4"/>
          <table:table-cell table:style-name="ce4"/>
          <table:table-cell table:style-name="ce39" table:formula="of:=IF([.E15]=&quot;&quot;;[.C15];CONCATENATE([.C15];&quot; / &quot;;[.E15]))" office:value-type="string" office:string-value=":VIDEO / @自室 / 記録 / massage,acupuncture / 実演,perform / n-2020-0917-1 / loc=右手：手首：第１中手骨：根元">
            <text:p>:VIDEO / @自室 / 記録 / massage,acupuncture / 実演,perform / n-2020-0917-1 / loc=右手：手首：第１中手骨：根元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7_18-21-21_000.mp4</text:p>
          </table:table-cell>
          <table:table-cell table:style-name="ce8" office:value-type="string">
            <text:p>:VIDEO / @自室 / 記録 / jap.flute / 演奏、play / f-2020-0917-1 / genr=sample,note=1;3f;4,R=1</text:p>
          </table:table-cell>
          <table:table-cell table:style-name="ce18"/>
          <table:table-cell table:style-name="ce4"/>
          <table:table-cell table:style-name="ce4"/>
          <table:table-cell table:style-name="ce39" table:formula="of:=IF([.E16]=&quot;&quot;;[.C16];CONCATENATE([.C16];&quot; / &quot;;[.E16]))" office:value-type="string" office:string-value=":VIDEO / @自室 / 記録 / jap.flute / 演奏、play / f-2020-0917-1 / genr=sample,note=1;3f;4,R=1">
            <text:p>:VIDEO / @自室 / 記録 / jap.flute / 演奏、play / f-2020-0917-1 / genr=sample,note=1;3f;4,R=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7_18-22-33_000.mp4</text:p>
          </table:table-cell>
          <table:table-cell table:style-name="ce8" office:value-type="string">
            <text:p>:VIDEO / @自室 / 記録 / jap.flute / 演奏、play / f-2020-0917-2 / genr=sample,note=1;3f;5,R=2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VIDEO / @自室 / 記録 / jap.flute / 演奏、play / f-2020-0917-2 / genr=sample,note=1;3f;5,R=2">
            <text:p>:VIDEO / @自室 / 記録 / jap.flute / 演奏、play / f-2020-0917-2 / genr=sample,note=1;3f;5,R=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7_18-24-56_000.mp4</text:p>
          </table:table-cell>
          <table:table-cell table:style-name="ce8" office:value-type="string">
            <text:p>:VIDEO / @自室 / 記録 / jap.flute / 演奏、play / f-2020-0917-3 / genr=sample,note=1;L5;3f,R=3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VIDEO / @自室 / 記録 / jap.flute / 演奏、play / f-2020-0917-3 / genr=sample,note=1;L5;3f,R=3">
            <text:p>:VIDEO / @自室 / 記録 / jap.flute / 演奏、play / f-2020-0917-3 / genr=sample,note=1;L5;3f,R=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7_18-31-50_000.mp4</text:p>
          </table:table-cell>
          <table:table-cell table:style-name="ce8" office:value-type="string">
            <text:p>:VIDEO / @自室 / 記録 / jap.flute / 演奏、play / f-2020-0917-4 / genr=sample,note=Ef4;Df4,R=4,for=octave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室 / 記録 / jap.flute / 演奏、play / f-2020-0917-4 / genr=sample,note=Ef4;Df4,R=4,for=octave">
            <text:p>:VIDEO / @自室 / 記録 / jap.flute / 演奏、play / f-2020-0917-4 / genr=sample,note=Ef4;Df4,R=4,for=octav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7_21-20-14_000.mid</text:p>
          </table:table-cell>
          <table:table-cell table:style-name="ce18" office:value-type="string">
            <text:p>:in-mid / app=perfect-piano / 演奏、play / id-2020-0917-1 / category=melody,inst=flute,for=~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in-mid / app=perfect-piano / 演奏、play / id-2020-0917-1 / category=melody,inst=flute,for=~">
            <text:p>:in-mid / app=perfect-piano / 演奏、play / id-2020-0917-1 / category=melody,inst=flute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7_21-52-29_000.mid</text:p>
          </table:table-cell>
          <table:table-cell table:style-name="ce18" office:value-type="string">
            <text:p>:in-mid / app=perfect-piano / 演奏、play / id-2020-0917-1 / category=melody,inst=~,for=~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in-mid / app=perfect-piano / 演奏、play / id-2020-0917-1 / category=melody,inst=~,for=~">
            <text:p>:in-mid / app=perfect-piano / 演奏、play / id-2020-0917-1 / category=melody,inst=~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18_08-34-12_000.mp4</text:p>
          </table:table-cell>
          <table:table-cell table:style-name="ce8" office:value-type="string">
            <text:p>:VIDEO / @自宅 / 体操 / ダンス、dance-original / d-2020-0918-1 / id=8e.n / for=sune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宅 / 体操 / ダンス、dance-original / d-2020-0918-1 / id=8e.n / for=sune">
            <text:p>:VIDEO / @自宅 / 体操 / ダンス、dance-original / d-2020-0918-1 / id=8e.n / for=sun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18_08-35-06_000.mp4</text:p>
          </table:table-cell>
          <table:table-cell table:style-name="ce8" office:value-type="string">
            <text:p>:VIDEO / @自宅 / 体操 / ダンス、dance-original / d-2020-0918-2 / id=4j.n / for=4_forward,back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宅 / 体操 / ダンス、dance-original / d-2020-0918-2 / id=4j.n / for=4_forward,back">
            <text:p>:VIDEO / @自宅 / 体操 / ダンス、dance-original / d-2020-0918-2 / id=4j.n / for=4_forward,back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1:03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18T11:03:05.37</dc:date>
    <dc:creator>iwabuchi ken</dc:creator>
    <meta:editing-duration>P25DT15H14M49S</meta:editing-duration>
    <meta:editing-cycles>9699</meta:editing-cycles>
    <meta:document-statistic meta:table-count="1" meta:cell-count="467" meta:object-count="0"/>
  </office:meta>
</office:document-meta>
</file>